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style-name="Titulo" text:outline-level="1">santiago</text:h>
      <text:h text:style-name="Seccion" text:outline-level="2">Experiencia</text:h>
      <text:p>Desarrollador de software en Globant: Lideré el desarrollo de una plataforma de e-commerce utilizando Python y Django.</text:p>
      <text:p>Analista de sistemas en IBM: Diseñé arquitecturas para soluciones de Big Data en Spark.</text:p>
      <text:h text:style-name="Seccion" text:outline-level="2">Estudios</text:h>
      <text:p>Licenciado en Ciencias de la Computación, Universidad Nacional de La Plata (2015-2019)</text:p>
      <text:p>Certificado en Cloud Computing, Amazon Web Services (2021)</text:p>
      <text:h text:style-name="Seccion" text:outline-level="2">Habilidades</text:h>
      <text:p>Tableau (experto, 3 años de experiencia)</text:p>
      <text:p>Power BI (intermedio, proyectos en análisis de datos de ventas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ulo" style:family="paragraph" style:display-name="Titulo">
      <style:text-properties fo:font-weight="bold" fo:font-size="24pt"/>
    </style:style>
    <style:style style:name="Seccion" style:family="paragraph" style:display-name="Seccion">
      <style:text-properties fo:font-weight="bold" fo:font-size="14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